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59CD000072B47746BA38.wm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fo:language="es" fo:country="ES" style:font-size-asian="12pt"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fo:language="es" fo:country="ES" fo:font-weight="bold" style:font-size-asian="12pt" style:font-weight-asian="bold"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fo:language="es" fo:country="ES" fo:font-weight="bold" style:font-size-asian="12pt" style:font-weight-asian="bold" style:font-name-complex="Times New Roman1" style:font-size-complex="12pt"/>
    </style:style>
    <style:style style:name="P5" style:family="paragraph" style:parent-style-name="Standard">
      <style:paragraph-properties fo:margin-top="0cm" fo:margin-bottom="0cm" fo:text-align="justify" style:justify-single-word="false"/>
      <style:text-properties style:font-name="Times New Roman" fo:font-size="12pt" fo:language="es" fo:country="ES" style:font-size-asian="12pt" style:font-name-complex="Times New Roman1" style:font-size-complex="12pt"/>
    </style:style>
    <style:style style:name="P6" style:family="paragraph" style:parent-style-name="footnote_20_text">
      <style:text-properties fo:language="es" fo:country="ES"/>
    </style:style>
    <style:style style:name="P7" style:family="paragraph" style:parent-style-name="Standard" style:master-page-name="Standard">
      <style:paragraph-properties fo:text-align="center" style:justify-single-word="false" style:page-number="auto"/>
      <style:text-properties style:font-name="Times New Roman" fo:font-size="12pt" fo:language="es" fo:country="ES" fo:font-weight="bold" style:font-size-asian="12pt" style:font-weight-asian="bold" style:font-name-complex="Times New Roman1" style:font-size-complex="12pt"/>
    </style:style>
    <style:style style:name="P8" style:family="paragraph" style:parent-style-name="footnote_20_text" style:master-page-name="Converted1">
      <style:paragraph-properties style:page-number="auto"/>
      <style:text-properties fo:language="es" fo:country="ES"/>
    </style:style>
    <style:style style:name="P9" style:family="paragraph" style:parent-style-name="footnote_20_text" style:master-page-name="Converted2">
      <style:paragraph-properties style:page-number="auto"/>
      <style:text-properties fo:language="es" fo:country="ES"/>
    </style:style>
    <style:style style:name="P10" style:family="paragraph" style:parent-style-name="Footer">
      <style:paragraph-properties fo:text-align="end" style:justify-single-word="false"/>
    </style:style>
    <style:style style:name="P11" style:family="paragraph">
      <style:paragraph-properties fo:text-align="start"/>
      <style:text-properties fo:font-size="18pt"/>
    </style:style>
    <style:style style:name="T1" style:family="text">
      <style:text-properties style:font-name="Times New Roman" fo:font-size="12pt" fo:language="es" fo:country="ES" style:font-size-asian="12pt" style:font-name-complex="Times New Roman1" style:font-size-complex="12pt"/>
    </style:style>
    <style:style style:name="T2" style:family="text">
      <style:text-properties style:font-name="Times New Roman" fo:font-size="12pt" fo:language="es" fo:country="ES" fo:font-weight="bold" style:font-size-asian="12pt" style:font-weight-asian="bold" style:font-name-complex="Times New Roman1" style:font-size-complex="12pt"/>
    </style:style>
    <style:style style:name="T3" style:family="text">
      <style:text-properties style:font-name="Times New Roman" fo:font-size="12pt" fo:language="es" fo:country="ES" style:text-underline-style="solid" style:text-underline-width="auto" style:text-underline-color="font-color" style:font-size-asian="12pt" style:font-name-complex="Times New Roman1" style:font-size-complex="12pt"/>
    </style:style>
    <style:style style:name="T4" style:family="text">
      <style:text-properties style:font-name="Times New Roman" fo:font-size="12pt" fo:language="es" fo:country="ES" style:text-underline-style="solid" style:text-underline-width="auto" style:text-underline-color="font-color" fo:font-weight="bold" style:font-size-asian="12pt" style:font-weight-asian="bold" style:font-name-complex="Times New Roman1" style:font-size-complex="12pt"/>
    </style:style>
    <style:style style:name="T5" style:family="text">
      <style:text-properties style:font-name="Times New Roman" fo:font-size="12pt" fo:language="es" fo:country="ES" fo:font-style="italic" style:font-size-asian="12pt" style:font-style-asian="italic"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6" draw:z-index="0" draw:name="Picture 1" draw:style-name="gr1" draw:text-style-name="P11" svg:width="7.543cm" svg:height="9.653cm" svg:x="2.589cm" svg:y="15.549cm">
        <draw:image xlink:href="Pictures/20000009000059CD000072B47746BA38.wmf" xlink:type="simple" xlink:show="embed" xlink:actuate="onLoad">
          <text:p/>
        </draw:image>
      </draw:frame>
      <text:p text:style-name="P7">Capítulo 4</text:p>
      <text:p text:style-name="P3">Atribuir Pensamientos a las criaturas no-lingüísticas</text:p>
      <text:p text:style-name="P3">Hacia una Ontología.</text:p>
      <text:p text:style-name="P2">Se ha comprobado que no se puede pretender proporcionar una base adecuada para la práctica generalizada de atribuir pensamientos a las criaturas no lingüísticas, si nos restringimos a las herramientas que ofrece el enfoque minimalista. La explicación minimalista del pensamiento lingüístico en términos de proto-pensamientos basados perceptualmente y entendidos principalmente en términos de capacidad de una criatura para actuar en su medio ambiente es, sin duda, todo lo que necesitamos para entender muchos de los tipos de conductas que se presentaron en el capítulo 1 como candidatos para una explicación psicológica. El resultado final del capítulo 3, sin embargo, fue que el enfoque minimalista no puede ser una explicación completa del pensamiento lingüístico. Hay diversos tipos de comportamiento del pensamiento que requieren una forma de explicación mucho más cerca a una explicación de actitud proposicional -una forma de explicación que implica la atribución de pensamientos. Mientras que el enfoque minimalista intenta especificar el pensamiento lingüístico en términos que son fundamentalmente perceptuales y no proposicionales, parece como si, al menos para algunos casos de pensamiento no lingüístico, se va a tener que abordar en una forma limitada la psicología de la actitud proposicional, para explicar el comportamiento a través de la atribución de creencias y deseos.</text:p>
      <text:p text:style-name="P2">En este capítulo y en el siguiente se desarrolla un marco para la comprensión de tales atribuciones.</text:p>
      <text:p text:style-name="P1"><text:span text:style-name="T1">Se ofrecerá una versión de la </text:span><text:span text:style-name="T3">semántica de éxito</text:span><text:span text:style-name="T1">, basada en que la idea de un <text:s/>contenido de una creencia es su condición de utilidad y el contenido de un deseo es su condición de satisfacción. </text:span></text:p>
      <text:p text:style-name="P1"><text:span text:style-name="T1">Esto se describe en la sección 4.1. Como se muestra en la sección 4.2, las versiones existentes de </text:span><text:span text:style-name="T3">la semántica del acierto </text:span><text:span text:style-name="T1">generan un gran problema de indeterminación que es bastante similar a la indeterminación de la traducción radical discutido por Quine (1960). La aplicación de </text:span><text:span text:style-name="T3">la semántica del acierto</text:span><text:span text:style-name="T1"> no ayuda a distinguir entre los diferentes pensamientos que podrían atribuirse en cualquier situación dada. La parte principal de este capítulo (secciones 4.3 y 4.4) se ocupará de una dimensión de esta indeterminación -la indeterminación ontológica que surge de la necesidad de especificar cómo una criatura esculpe su medio ambiente. Los temas aquí se cruzan, como se mostrará, con los puntos planteados en el capítulo anterior sobre la necesidad de explicar cómo las criaturas no lingüísticas representan e identifican las particularidades.</text:span></text:p>
      <text:p text:style-name="P1"><text:span text:style-name="T1">En la Sección 4.3 se considera la explicación de Quine de cómo una criatura puede hacer el tránsito de experimentar un mundo compuesto de características a un mundo compuesto de </text:span><text:soft-page-break/><text:span text:style-name="T1">cuerpos (el proceso que él denomina como cosificación). La explicación de Quine de la cosificación es en gran medida dependiente del idioma. Dice que, en efecto, la cosificación se </text:span><text:span text:style-name="T1">logra a través de los mecanismos lingüísticos de referencia pronominal y la cuantificación. Se desarrollará una versión alternativa de la cosificación sobre la base de una comprensión diferente de lo que es percibir algo como un cuerpo. La afirmación central es que percibir algo como un cuerpo es percibirlo <text:s/>como sujeto en una serie de principios físicos de orden superior. En la sección 4.4 se muestra cómo esta comprensión de la cosificación permite resolver el problema de la indeterminación ontológica. La estructura esencial de la ontología de una criatura debe ser entendida en términos de los principios físicos de orden superior a la que es sensible perceptualmente.</text:span></text:p>
      <text:p text:style-name="P2"/>
      <text:p text:style-name="P1"><text:span text:style-name="T2">4.1 </text:span><text:span text:style-name="T4">Semántica de éxito</text:span><text:span text:style-name="T2">: problemas y perspectivas</text:span></text:p>
      <text:p text:style-name="P1"><text:span text:style-name="T1">La idea que se propone en esta sección es que el proceso de atribuir pensamientos a los animales es una forma de </text:span><text:span text:style-name="T3">la semántica de éxito</text:span><text:span text:style-name="T1">, basada en la idea de que las creencias verdaderas son funciones de los deseos hacia las acciones que causan que los pensadores se comporten de maneras que satisfagan sus deseos (Mellor 1991, Whyte, 1990). La idea básica de </text:span><text:span text:style-name="T3">la semántica del acierto</text:span><text:span text:style-name="T1"> es que el contenido de una creencia viene dada por su condición de utilidad, es decir, la condición que tendría que obtener de los diversos deseos con los que se asocia a estar satisfecho.</text:span></text:p>
      <text:p text:style-name="P1"><text:span text:style-name="T1">En pocas palabras, las verdaderas creencias provocan acciones que satisfacen los deseos. </text:span><text:span text:style-name="T3">La semántica del acierto</text:span><text:span text:style-name="T1"> se originó con algunos comentarios fugaces de Frank Ramsey sobre las creencias de un pollo en su artículo de 1927 "Hechos y proposiciones”. Él comentó que la creencia de la gallina en que un cierto tipo de oruga es venenosa se debe equiparar con el "abstenerse de comer tales orugas a cuenta de las experiencias desagradables relacionadas con ellas" de la gallina (Ramsey 1927 [1978], 46). Posteriormente, él pasó a generalizar el punto: </text:span><text:span text:style-name="T3">"Así pues, cualquier conjunto de acciones para cuya utilidad P es una condición necesaria y condición suficiente podrían ser llamadas una creencia tanto P, por lo que sería cierto si P, es decir, si son útiles"</text:span><text:span text:style-name="T1"> (46) . Aunque los defensores contemporáneos de </text:span><text:span text:style-name="T3">la semántica del acierto </text:span><text:span text:style-name="T1">tienden a pensar que simplemente están expandiendo el conocimiento original de Ramsey (véase, por ejemplo, Mellor 1991, 23), esto no debe ser cierto. Es difícil ver cómo la idea básica de que las creencias verdaderas son funciones de los deseos hacia las acciones que causan que los pensadores se comporten de maneras que los conduzcan a la satisfacción de esos deseos puede ser extraído de los comentarios de Ramsey. Por un lado la propuesta de Ramsey está claramente comprometida con una forma fuerte de conductismo. Ramsey sugiere que se debe identificar la creencia que P con el conjunto de acciones cuya utilidad viene dada por la condición de P. Sin embargo, esto hace un absurdo de la idea de que las creencias verdaderas son funciones de los </text:span><text:soft-page-break/><text:span text:style-name="T1">deseos hacia las acciones. ¿Cómo puede un conjunto de acciones ser una función de los deseos hacia las acciones? ¿Cómo, por lo demás, puede un conjunto de acciones ser combinado con el deseo para provocar una acción? No obstante, el germen de la idea de </text:span><text:span text:style-name="T3">la semántica de éxito</text:span><text:span text:style-name="T1"> está claramente allí en Ramsey. Ésta es la afirmación que, en primer lugar, <text:s/>se necesita <text:s/>para abordar </text:span><text:span text:style-name="T1">las condiciones de verdad de las creencias a través de sus condiciones de utilidad y, en segundo lugar, estas condiciones de utilidad deben ser entendidas en términos de la satisfacción de los deseos.</text:span></text:p>
      <text:p text:style-name="P1"><text:span text:style-name="T1">Dos condiciones antes de seguir adelante. En primer lugar, no se considera que </text:span><text:span text:style-name="T3">la semántica de éxito</text:span><text:span text:style-name="T1"> pueda ser empleada para dilucidar la naturaleza de la verdad en la forma en que Whyte, por ejemplo, ha argumentado. Él sugiere que "la verdad sólo es propiedad de una creencia que basta para conseguir lo que se desea cuando se actuar sobre ella " (1990, 149). Esto parece invertir el orden real de explicación. Se necesita una caracterización independiente de la verdad si </text:span><text:span text:style-name="T3">la semántica de éxito</text:span><text:span text:style-name="T1"> posee verdaderamente contenido. En segundo lugar, no se está proponiendo a </text:span><text:span text:style-name="T3">la semántica de éxito</text:span><text:span text:style-name="T1"> como una teoría semántica mundial que puede ser aplicada por igual a las creencias de las criaturas que usan un lenguaje y de las creencias de las criaturas que no. Este es otro aspecto en el que difiere de los defensores contemporáneos de</text:span><text:span text:style-name="T3"> la semántica de éxito</text:span><text:span text:style-name="T1"> (aunque no, se debería de decir, de Ramsey mismo).</text:span></text:p>
      <text:p text:style-name="P1"><text:span text:style-name="T1">No hay perspectivas que den cuenta de los sistemas de creencias complejas de las criaturas que utilizan un lenguaje en cuanto a </text:span><text:span text:style-name="T3">la semántica de éxito</text:span><text:span text:style-name="T1">, por la sencilla razón de que muchas de las creencias tienen poco contacto directo con las acciones o deseos. </text:span><text:span text:style-name="T3">La semántica de éxito</text:span><text:span text:style-name="T1"> sólo puede ser plausiblemente aplicada <text:s/>a las criaturas de las cuales es justo decir que el papel de los estados doxásticos en su economía cognitiva es asegurar la satisfacción de sus deseos, y que simplemente no es verdad en los seres humanos que utilizan el lenguaje. Como se muestra en detalle en los capítulos 8 y 9, la adquisición del lenguaje se abre a una enorme gama de tipos de pensamiento que pone al el usuario del lenguaje más allá del ámbito de </text:span><text:span text:style-name="T3">la semántica de éxito</text:span><text:span text:style-name="T1">.</text:span></text:p>
      <text:p text:style-name="P1"><text:span text:style-name="T1">A veces se objeta que la semántica de éxito se ve amenazada por la circularidad, en vista de que es imposible dar el contenido de los deseos sin presuponer el contenido de las creencias (manteniendo, por ejemplo, que la condición de satisfacción de un deseo sea ese estado de las cosas que garantiza la obtención si el deseo se combina con creencias verdaderas para causar una acción). Sin embargo, hay formas de especificar el contenido de un deseo que no impliquen ningún tipo de tal circularidad, es decir, en términos del estado de las cosas que causaría que el deseo cese.</text:span><text:note text:id="ftn1" text:note-class="footnote"><text:note-citation>1</text:note-citation><text:note-body><text:p text:style-name="P8">En cualquier caso, preocupaciones por la circularidad podrían ser fácilmente disipadas a través del mecanismo</text:p><text:p text:style-name="P6">De ramsificación (Lewis, 1972). La ramsification distingue una virtud de la interdependencia de la creencia y de las atribuciones del deseo.</text:p><text:p text:style-name="Footnote"/></text:note-body></text:note><text:span text:style-name="T1"> Al pensar en el contenido de un deseo, se tiene que empezar con la noción de una </text:span><text:soft-page-break/><text:span text:style-name="T1">condición de satisfacción. La condición de la satisfacción de un deseo es un análogo directo de las condiciones de verdad de una creencia. Así como la condición de verdad de una creencia es el estado de las cosas que lo hace realidad, la condición de satisfacción de un deseo es el estado de las cosas que lo satisfagan. Y así como el contenido de una creencia viene dada por el estado de las cosas que hace lo realidad, el contenido de un deseo viene dado por el estado de <text:s/>las cosas </text:span><text:span text:style-name="T1">que lo satisfacen (Whyte, 1991)</text:span><text:note text:id="ftn2" text:note-class="footnote"><text:note-citation>2</text:note-citation><text:note-body><text:p text:style-name="P9">De hecho, el contenido de ambas creencias y situaciones de deseos viene dada por el estado de las cosas</text:p><text:p text:style-name="P6">como aprehendidas de una manera particular. Se volverá sobre esto más adelante ya que no es importante por el momento.</text:p><text:p text:style-name="Footnote"/></text:note-body></text:note><text:span text:style-name="T1">¿Qué es lo que hace que el deseo de una criatura sea por la comida, es que sería satisfecha por la obtención de estos alimentos? ¿Qué se considera la satisfacción? Más claramente, el deseo se cumple cuando la conducta que lo produce cesa. Por supuesto, no cualquier cese de la conducta se considerará como una satisfacción del deseo. El comportamiento que produce el deseo por la comida podría ser detenido, por ejemplo, <text:s/>si alguien ofrece una gran suma de dinero para simplemente quedarse quieto, pero el deseo por la comida no quedará satisfecho de ipso facto. El cese de la conducta ha de llevarse a cabo de la manera correcta. Se volverá sobre esto en breve.</text:span></text:p>
      <text:p text:style-name="P2">Dretske se ha opuesto a las explicaciones de los contenidos del deseo en cuanto a las condiciones de su satisfacción. Toma el ejemplo de la voluntad que debe ser invocado para explicar por qué un conejo (PJ) <text:s/>lame el pico de una botella de agua ajuntada a su jaula:</text:p>
      <text:p text:style-name="P2">PJ en realidad no puede conseguir lo que quiere. Si la botella de agua está vacía, lame el pico con el fin de conseguir agua, pero este objetivo -conseguir el agua- nunca se alcanzó. Esto no le impide dejar de ser el objetivo de PJ. No impide que el agua, o que el conseguir el agua, deje de <text:s/>ser el objetivo de un estado interno (D), que ahora está activo para la producción de los movimientos del lamer. Lo que hace que el agua sea la meta de este estado no es lo que lo va a satisfacer (tal vez nada va a satisfacerlo), pero el hecho que hace que el agua se refuerza, hace al <text:s/>agua un tipo de resultado que tiende a promover el comportamiento que conduce a ella. Y lo que hace que este estado, y el hecho de que es, en este sentido, para el agua, explicativamente relevante <text:s/>para el comportamiento actual de lamer de PJ , es el hecho de que D fue reclutado como una de las causas (parciales) de los movimientos de lamer, porque los movimientos resultan en la obtención de agua .(Dretske 1988, 128)</text:p>
      <text:p text:style-name="P2">La objeción de Dretske de especificar el contenido del deseo de PJ en cuanto a su condición de satisfacción es la de que bien puede no ser satisfecha. Su sugerencia competitiva es que el contenido de un deseo viene dado por el estado de las cosas que refuerza las acciones que el deseo da lugar (siempre que las condiciones de fondo sean las mismas). Pero ni las objeciones de <text:soft-page-break/>Dretske sobre la explicacion de las condiciones de satisfacción ni sus alternativas son convincentes. El problema de dar la noción de refuerzo central para determinar el contenido de los deseos es que es muy restrictiva.</text:p>
      <text:p text:style-name="P1"><text:span text:style-name="T1">Como el mismo Dretske reconoce en la última frase del párrafo citado, una explicación basada en el refuerzo de los contenidos del deseo sólo puede adecuar a los objetivos que se han experimentado como refuerzos en el pasado ("el deseo que explica el comportamiento es el deseo del resultado pasado figurado como una de las causas de la estructuración de la conducta </text:span><text:span text:style-name="T1">"[129]). Esto implica que los nuevos deseos pueden surgir sólo por casualidad; ejemplo, cuando una conducta pasa a dar lugar a un resultado feliz y la criatura en cuestión está motivada para repetir ese comportamiento (como en [1952] Jean Piaget la noción de una reacción circular secundaria). Este resultado se debe evitar en lo posible, y es una suerte, pues, que su objeción a la explicación de la condición de satisfacción es menos que convincente.</text:span></text:p>
      <text:p text:style-name="P2">La posibilidad de negar que el deseo no puede ser satisfecho no debe tener más de un obstáculo para especificar su contenido en términos de lo que lo satisfaría <text:s/>en vez <text:s/>de la posibilidad de que una creencia no puede ser verdadera debería obstaculizar en el especificar su contenido en términos de lo que lo hace verdadero. El punto no es lo que va a satisfacer el deseo, pero qué es lo que lo satisface (y no lo hace realidad, sino lo que lo hace realidad).</text:p>
      <text:p text:style-name="P2">Sin embargo, la noción de refuerzo aun tiene un papel que desempeñar en la determinación del contenido del deseo. Como Whyte se ha dado cuenta (1991), se puede emplear para resolver el problema mencionado anteriormente, a saber, el problema de especificar el tipo adecuado de las circunstancias en el cual el cese del comportamiento generado por deseo indicará el contenido de este deseo. Como él mismo dice, "el deseo se cumple si y sólo si su ida refuerza la disposición de actuar de la manera que hizo que se fuera" (1991, 68).</text:p>
      <text:p text:style-name="P2">Utilizando el concepto de refuerzo de esta manera no limita el posible contenido de los deseos de los objetivos que se han experimentado como refuerzos en el pasado, evitando así el problema central en la teoría de Dretske.</text:p>
      <text:p text:style-name="P1"><text:span text:style-name="T1">Esta explicación de las condiciones de satisfacción de los deseos revela una razón más para pensar que </text:span><text:span text:style-name="T3">la semántica del éxito</text:span><text:span text:style-name="T1"> no puede extenderse más allá del ámbito de la no lingüística.</text:span></text:p>
      <text:p text:style-name="P1"><text:span text:style-name="T1">El modelo sólo funciona para los deseos relativamente simples. De hecho, funciona mejor para los apetitos básicos (y no es casualidad, por supuesto, que las conversaciones publicadas de </text:span><text:span text:style-name="T3">la semántica del acierto</text:span><text:span text:style-name="T1"> tienden a concentrarse en los mismos). Hay un sentido muy claro en el que se puede identificar cuando la conducta asociada con el deseo de comida en realidad cesa y por lo tanto trabajar hacia atrás para su condición de satisfacción. Pero una de las muchas ventajas cognitivas posible gracias a la adquisición del lenguaje es, precisamente, la de apoyar a los deseos para <text:s/>el cual este modelo sencillo de cese y de satisfacción es completamente inadecuado. </text:span><text:soft-page-break/><text:span text:style-name="T1">Para dar sólo un ejemplo, se va a mostrar en los capítulos 8 y 9 que la adquisición de un lenguaje hace posible la reflexión crítica sobre el pensamiento propio. Una criatura capaz de un pensamiento crítico sobre sus propios deseos es, ipso facto, capaz de tener un pensamiento crítico de sus deseos de segundo orden sobre los deseos que debería tener. Sin embargo, sólo el más sencillo y directo deseo de segundo orden se puede entender en términos de estados de cosas que puedan conducir a su cese. Algunos deseos de segundo orden están dirigidos a específicos deseos de primer orden y por lo tanto se puede entender como los Estados que cesan cuando los deseos relevantes de primer orden aparecen. Sin embargo, muchos deseos de segundo orden tienen una duración indefinida. Ellos son deseos que no tratan de los deseos específicos que uno </text:span><text:span text:style-name="T1">quiera tener, sino de la clase de persona que uno quiere ser. Los deseos de segundo orden como estos no llegan a su fin, y su satisfacción no es ni alta ni da nada.</text:span></text:p>
      <text:p text:style-name="P1"><text:span text:style-name="T1">Tomada como una teoría aplicable únicamente a la conducta de las criaturas no lingüísticas, no obstante, </text:span><text:span text:style-name="T3">la semántica del acierto</text:span><text:span text:style-name="T1"> tiene varias ventajas notables. La primera es de orden epistemológico. </text:span><text:span text:style-name="T3">La semántica del acierto</text:span><text:span text:style-name="T1"> ofrece respuestas simultáneas a dos preguntas: la pregunta sobre lo que consiste una creencia no lingüística y <text:s/>la pregunta de cómo se va a ir sobre la determinación del contenido de esa creencia no lingüística. Como se ha mostrado en el capítulo 2, ninguna de las teorías aceptables de los pensamientos de las criaturas no lingüísticas puede separar la dimensión constitutiva de la dimensión epistemológica. Este fue uno de los principales defectos del lenguaje de la teoría del pensamiento. Por el contrario, las dos dimensiones están íntimamente relacionadas en </text:span><text:span text:style-name="T3">la semántica del acierto</text:span><text:span text:style-name="T1">. La condición de la utilidad de una creencia en una situación particular está totalmente abierta a la perspectiva de tercera persona del etólogo o de un psicólogo del desarrollo. Por otra parte, </text:span><text:span text:style-name="T3">la semántica del acierto</text:span><text:span text:style-name="T1"> no es contraria a la dificultad básica que afecta a las teorías tales como </text:span><text:span text:style-name="T3">la semántica de covarianza causal</text:span><text:span text:style-name="T1"> (Fodor 1987) y</text:span><text:span text:style-name="T3"> teleosemántica </text:span><text:span text:style-name="T1">(Dretske 1988, Millikan, 1984). La característica de estas teorías es que ambas trabajan en retroceso desde el vehículo hasta los contenidos, y caracterizan el contenido en términos de una relación entre el vehículo y las características del medio distal de una manera que requiere ser capaz de identificar el vehículo, independientemente de la identificación de los contenidos. Como se ha mostrado en el capítulo 2 (sección 2.3), tales teorías son propensas a graves dificultades epistemológicas, porque no se puede identificar un vehículo representacional sin fijar sus propiedades semánticas.</text:span></text:p>
      <text:p text:style-name="P1"><text:soft-page-break/><text:span text:style-name="T1">Una segunda ventaja de </text:span><text:span text:style-name="T3">la semántica del acierto</text:span><text:span text:style-name="T1"> es que ofrece una forma clara de capturar cómo una criatura de adaptación está en sintonía con su entorno sin hacer afirmaciones inverosímiles en el ámbito de los vehículos de representación. De acuerdo con las diferentes versiones de la </text:span><text:span text:style-name="T3">teleosemántic</text:span><text:span text:style-name="T1">a, por ejemplo, la sintonía de una criatura de su nicho ecológico es una función directa del hecho de que los diversos elementos del sistema de representación sub-personal han evolucionado para rastrear ciertas características del ambiente distal. Este se encuentra con algunos de los problemas identificados en el capítulo anterior de la teoría minimalista del pensamiento lingüístico. En particular, muchos tipos de comportamientos inteligentes se presentan en situaciones nuevas, en donde los conceptos evolutivos de función adecuada no parecen obtener un control. La sintonía con el medio ambiente surge en el ámbito del organismo, </text:span><text:span text:style-name="T1">en lugar del nivel de los vehículos representacionales sub-personales. Es decir, un organismo puede estar en sintonía con el medio ambiente de una manera que le permita operar de manera eficiente y con éxito, a pesar de que no haya habido una presión selectiva para la sensibilidad al nivel sub-personal para las características relevantes del entorno distal. Una sintonía exitosa para una situación concreta puede surgir de la combinación de la heurística y las capacidades diferentes de representación por las cuales las presiones selectivas fueron completamente diferentes. En el caso extremo podría ser, como en los casos señalados de Stephen Jay Gould, un completo sub-producto de la adaptación a otra cosa (Gould y Lewontin, 1979).</text:span></text:p>
      <text:p text:style-name="P1"><text:span text:style-name="T1">Tal vez la principal ventaja de </text:span><text:span text:style-name="T3">la semántica del acierto</text:span><text:span text:style-name="T1">, con todo, es que ofrece las condiciones de verdad (a través de las condiciones de utilidad). </text:span><text:span text:style-name="T3">La semántica del acierto</text:span><text:span text:style-name="T1"> comienza en el nivel del pensamiento completo, en lugar del nivel de los componentes de contenido individual.</text:span></text:p>
      <text:p text:style-name="P1"><text:span text:style-name="T1">Las teorías causales de covarianza se han dirigido primeramente a la cuestión de cómo los individuos y las propiedades son representadas mentalmente, pero no se han ofrecido explicaciones de cómo estas representaciones se combinan para generar un pensamiento. La característica definitoria de un pensamiento es que es evaluables de verdad. Los pensamientos son cosas que pueden ser verdaderas o falsas, ya que representan estados de cosas como participaciones. Estos estados de cosas son entonces las condiciones de verdad. Sin embargo, es claro que la señalización simultánea en la mente de una representación de la propiedad y una representación del objeto no es suficiente para generar la idea de que el objeto en cuestión tiene la propiedad en cuestión, de ahí que determinará cuáles son las condiciones de verdad. Esto se puede ver con mayor facilidad cuando se trata de propiedades relacionales que son asimétricas. La señalización simultánea de la representación mental de una propiedad relacional de dos lugares y de dos representaciones del objeto deja completamente indeterminado cuál es la representación del objeto que va a ocupar que lugar en la representación de la propiedad. Esto es, por supuesto, el tradicional problema de la unidad de la proposición, que podría ser descrito en más estrictas disponibles hasta términos como el problema de la unificación de los pensamientos. No hay tal problema por </text:span><text:span text:style-name="T3">la semántica del acierto</text:span><text:span text:style-name="T1">, ya que se inicia a partir de condiciones completas de pensamiento o de verdad.</text:span></text:p>
      <text:p text:style-name="P2"><text:soft-page-break/></text:p>
      <text:p text:style-name="P1"><text:span text:style-name="T2">4.2 </text:span><text:span text:style-name="T4">Semántica del acierto</text:span><text:span text:style-name="T2"> e Interpretación Radical</text:span></text:p>
      <text:p text:style-name="P2">La condición de utilidad de una creencia, como se ha discutido hasta ahora la idea, es simplemente un estado de las cosas, es decir, un estado de las cosas cuyo aprovechamiento traerá consigo la satisfacción de los deseos que están unidos a esta creencia. La satisfacción ó condición <text:s/>de un deseo <text:s/>es igualmente un estado de las cosas, es decir, el estado de las cosas que se extinguen en el comportamiento adecuado donde el deseo ha dado lugar. Sin embargo, la identificación de estos estados de cosas es sólo el primer paso en el proceso de dar una explicación psicológica en el ámbito lingüístico. También se tiene que saber cómo la criatura en cuestión registra ese estado de las cosas -lo qué se necesita para continuar en dicho estado de las cosas y cómo pueden ser identificados en diferentes contextos.</text:p>
      <text:p text:style-name="P1"><text:span text:style-name="T1">Cuando se trata con las criaturas que utilizan un lenguaje con las que creemos que comparten un marco conceptual, se puede presumir que su perspectiva sobre el mundo es muy similar a la del hombre. Por lo que son capaces de moverse sin ningún problema desde la identificación de la relevante condición de utilidad o la condición de satisfacción para especificar el contenido apropiado de la creencia o el deseo. La especificación del contenido del humano simplemente utiliza el aparato conceptual que se ha empleado para caracterizar el estado de las cosas </text:span><text:span text:style-name="T1">relevantes. Esto, por supuesto, se debe a que se puedes presumir que los compañeros usuarios del lenguaje aprehenden un mundo compuesto de más o menos el mismo tipo de objetos que percibe uno mismo y la obediencia a la misma clase de leyes.</text:span></text:p>
      <text:p text:style-name="P1"><text:span text:style-name="T1">Pero no hay pruebas para asumir <text:s/>una comparación, cuando se trata de las creencias y los deseos de las criaturas no lingüísticas. </text:span><text:span text:style-name="T3">Una fuente importante para la resistencia que muchos teóricos han expresado a la atribución de creencias y deseos de las criaturas no lingüísticas es la idea de que cualquier adscripción será inevitablemente e ilegítimamente utilizada con marco conceptual del humano y en <text:s/>la forma de categorizar el mundo en la caracterización de los estados psicológicos de las criaturas quienes pueden tener una forma completamente diferente de categorizar el mundo</text:span><text:span text:style-name="T1">. Y sin duda es cierto que incluso una vez que se ha identificado una condición de utilidad o de satisfacción, será engañoso para especificar el estado de las cosas relevantes de una manera que presupone sin discusión al propio marco conceptual. Cuando se enfrenta con el comportamiento de las criaturas no lingüísticas y se intenta mover hacia atrás desde su comportamientos hasta sus creencias y deseos, se está en muchos aspectos en la posición de Quine que prevea un campo de <text:s/>lingüista <text:s/>que al momento de afrontar un lenguaje completamente desconocido, en donde él no tiene absolutamente ninguna pista sobre la sintaxis y la semántica (Quine 1960).</text:span></text:p>
      <text:p text:style-name="P1"><text:span text:style-name="T3">La tarea del campo lingüista <text:s/>es la de traducir el lenguaje en su propio idioma.</text:span><text:span text:style-name="T1"> Él comienza, por supuesto, con frases que parecen más cercanas a las observaciones de hechos en el medio </text:span><text:soft-page-break/><text:span text:style-name="T1">ambiente perceptible, tratando de correlacionar expresiones con los estados de las cosas en los que parecen ser comentadas.</text:span></text:p>
      <text:p text:style-name="P2">Las primeras frases y más seguramente traducida en este caso son las frases claves para presentar <text:s/>los eventos que son sobresaliente para el lingüista y su informante. Un conejo corretea, el nativo utilizara el "gavagai?" y el lingüista anota la palabra “conejo” (o "Mira, un conejo") como traducción tentativa, sujeta a comprobación en casos posteriores. (Quine 1960, 29)</text:p>
      <text:p text:style-name="P2">La comprobación es necesaria para excluir las traducciones alternativas disponibles. El nativo podría haber estado comentando en presencia de alimento, o en presencia de un animal, o del color del conejo. Pareciese plausible que estas ambigüedades pudiesen ser resueltas por el hecho de considerar otra situación en donde la palabra "Gavagai" es empleada, así como lo que dice el nativo cuando se enfrentan a otras cosas que son animales, pero que no son conejos, o al igual como los no-objetos-como-conejo- que ocurren ser <text:s/>del mismo color que el conejo original:</text:p>
      <text:p text:style-name="P5">La ley general por la cual él está reuniendo ejemplos es más o menos que el nativo tendrá que afirmar <text:s/>"Gavagai" bajo <text:s/>estimulaciones precisas las cuales, si se pregunta, <text:s/>afirmará la teoría de que es un “Conejo” <text:s/>y en consecuencia ayudara a la disensión. (Quine 1960, 30). </text:p>
      <text:p text:style-name="P2"/>
      <text:p text:style-name="P1"><text:span text:style-name="T1">El punto principal de Quine es que no hay manera de determinar la forma de ir más allá de esta ley general. Aparte de las indeterminaciones semánticas locales que el traductor radical puede </text:span><text:span text:style-name="T1">resolver de la manera que se ha considerado, hay indeterminaciones globales ontológicas que no se prestan para el mismo tratamiento. El simple hecho de que hay ciertas frases que inspiran idénticos patrones de asentimiento y disentimiento por parte del traductor e indígenas a través de una amplia gama de situaciones estimulantes (lo que Quine llama estímulo sinónimo) no garantiza siquiera la co-extensividad de los términos relevantes:</text:span></text:p>
      <text:p text:style-name="P1"><text:span text:style-name="T1">En efecto, considera "gavagai". ¿Quién sabe si los objetos a los que este término se aplica no son conejos, después de todo, pero etapas simples o breves segmentos temporales de los conejos? En cualquier caso las situaciones de estímulo que promueve la aceptación de <text:s/>"gavagai" serían las mismas que para el "Conejo". O tal vez los objetos a los que la palabra "gavagai" aplica son partes <text:s/>no separadas de todos y cada uno de los conejos: </text:span><text:span text:style-name="T3">de nuevo el significado del estímulo no registraría ninguna diferencia</text:span><text:span text:style-name="T1">. </text:span><text:span text:style-name="T3">Sería igual para <text:s/>los significados de estímulo "gavagai" y "Conejo"</text:span><text:span text:style-name="T1"> el lingüista llega a la conclusión de que un gavagai es un conejo completo, él sólo está dando por sentado que el nativo es lo suficientemente <text:s/>parecido al él como para tener un breve término general <text:s/>para los conejos y no breves términos generales para las fases o partes del conejo. (Quine 1960, 51-52)</text:span></text:p>
      <text:p text:style-name="P2">El problema aquí es el de si los términos son sustantivos comunes que dividen a su referencia de una forma estándar (por ejemplo, "conejo") o si dividen a su referencia de un modo no estándar o <text:soft-page-break/>si no la dividen en absoluto. Esto es, por supuesto, una cuestión ontológica. El problema es cómo determinar si se debe traducir a un lenguaje que refleja un conjunto de categorías ontológicas.</text:p>
      <text:p text:style-name="P2">El mismo Quine considera que esta indeterminación ontológica no puede ser resuelto -y argumenta de ésta hasta la indeterminación general del significado lingüístico. Hay serias dudas acerca de si la traducción radical, posiblemente, podría ser objeto de una indeterminación ontológica tan radical como Quine sugiere y, por supuesto, acerca de la inferencia de indeterminación de la traducción a la indeterminación del significado lingüístico. Gareth Evans, por ejemplo, ha argumentado que ciertos tipos de combinación y de negación de los predicados serían imposibles de entender en una lengua cuya forma general no divide a su referencia sobre los objetos físicos (Evans 1975; verse Wright 1997 para continuar el debate). Sea como fuere, está claro que un conjunto paralelo de preguntas son planteadas por la interpretación del comportamiento de las criaturas no lingüísticas. El psicólogo del desarrollo, el conductista de animales, o etólogo cognitivo es exactamente la posición de un traductor radical idealizado, con las condiciones de utilidad o de satisfacción correspondientes a la situación de estímulo del lingüista de campo. Hay muchas formas de estímulo sinónimos de especificar la utilidad de muchas condiciones- hay muchas maneras diferentes de describir el estado de las cosas que son compatibles con su bienestar como resultado de la satisfacción de los deseos de la criatura. Precisamente las preguntas que Quine plantea para el traductor radical surgen para el <text:s/>etólogo o conductista de animales, aún cuando la condición de utilidad se ha identificado dentro de un marco propio de la consistencia ontológica del etólogo. Estas son preguntas acerca de cómo especificar que esa condición de utilidad refleje la forma en que la criatura esculpe el entorno que experimenta-cómo se digitaliza la información analógica derivada de la percepción.</text:p>
      <text:p text:style-name="P2">La cuestión de la indeterminación ontológica es más notablemente una cuestión de los tipos de términos singulares y de los nombres comunes que se pueden emplear en atribuir a contenidos de pensamientos para las criaturas no lingüísticas, que por supuesto tendrá consecuencias para la estructura predicacional y la composicionalidad del lenguaje empleado para atribuir contenidos. La determinación de una ontología, si es realmente posible, permite una extracción inicial de indeterminación. Esto se colocará en una posición para disminuir como expresiones de pensamientos en cuestión a todas aquellas oraciones cuyos términos singulares y nombres comunes no seleccionan a los individuos de la categoría ontológica adecuada. Pero en realidad ¿será posible determinar una ontología de las criaturas no lingüísticas?</text:p>
      <text:p text:style-name="P2">Ortodoxias filosóficas competitivas empujan en diferentes direcciones. Para los filósofos influenciados por Quine, no puede haber una determinación de una indeterminación- ontologías radicales es ineliminable. Para otro grupo de filósofos, la ontología de los objetos persistentes independientes de la mente existiendo en las relaciones causales, espaciales y temporales, que en cierto sentido, es una condición necesaria del pensamiento genuino (Evans 1975, Strawson 1959). Este punto de vista es esencialmente neo-kantiano. Ambos puntos de vista se oponen a la <text:soft-page-break/>determinación de una ontología de las criaturas no lingüísticas-el primero por razones obvias y el segundo porque parece francamente increíble que los animales y los bebés no lingüístico deben dividir el mundo exactamente de la misma manera que lo hacen los adultos con uso del lenguaje.</text:p>
      <text:p text:style-name="P2">Como se ha sacado a relucir en el resto del capítulo, de todos modos, hay una falsa oposición aquí. No es el caso de que las ontologías determinadas están sólo centrada en el objeto en el sentido fuerte de incluir a objetos persistentes independientes de la mente existiendo en las relaciones causales, espaciales y temporales, <text:s/>entre sí. Hay un amplio espectro de las ontologías posibles aproximándose en diferentes grados a la ontología de pleno derecho con la cual se está familiarizado con la tradición neo-kantiana en filosofía. Las ontologías diferentes serán apropiadas para las diferentes especies, así como, por supuesto, para las diferentes etapas de desarrollo dentro de una sola especie. La identificación de una ontología será el primer paso en la captura, a nivel del sentido, a los contenidos determinados de los pensamientos no lingüísticos.</text:p>
      <text:p text:style-name="P2"/>
      <text:p text:style-name="P4">4.3 Dos tipos de cosificación</text:p>
      <text:p text:style-name="P1"><text:span text:style-name="T1">Como se desprende en el capítulo anterior, hay una importante distinción entre los niveles de experiencias de colocación de características e implicación de particulares. La transición <text:s/>entre las experiencia de colocación de características e implicación de particulares se lleva a cabo en muchas especies, incluida la humana. Siguiendo a Quine, se debería llamar a esta transición el proceso de cosificación. Los detalles de cómo esta medida puede llevarse a cabo no han recibido mucha atención por parte de los <text:s/>filósofos, aunque hay cuestiones importantes relativas a las pre-condiciones de la cosificación y las capacidades cognitivas sobre las cuales esto depende. La teoría más desarrollada en esta área es la explicación de Quine en varios escritos (1960, 1974, </text:span><text:span text:style-name="T1">1995) de lo que él llama la psicogénesis de la cosificación. Quine esboza una explicación de cómo la cosificación puede ocurrir en términos que son decididamente dependientes del lenguaje. En esta sección se a explorar esta explicación, y se va a exponer porqué esto plantea problemas para la teoría del pensamiento lingüístico, para después ofrecer una alternativa. Como se muestra en el final de esta sección, la alternativa propuesta ofrecerá una manera de pensar acerca de diferentes ontologías en el ámbito no lingüístico y trabajando hacia una solución del problema de la indeterminación identificados en la sección anterior.</text:span></text:p>
      <text:p text:style-name="P2">La afirmación clave en la explicación de Quine es que la cosificación implica algo más que la percepción de los grupos de funciones. Evidentemente, es una condición necesaria para percibir el mundo dividido en cuerpos que un perceptor sea capaz de reconocer que las características se yuxtaponen en un solo lugar -que el perceptor sea capaz de responder a la presencia de grupos de elementos, así como a las características individuales. Percibir un cuerpo es percibir una agrupación compacta de características visible y reconocer que ese grupo se asocia con otras características detectables en diferentes modalidades sensoriales. Un cuerpo es un conjunto de <text:soft-page-break/>propiedades. Pero un cuerpo no es sólo un conjunto de propiedades. Un cuerpo es una cosa que tiene ciertas propiedades. La agrupación simple de características yuxtapuestas puede ser percibida inmediatamente, pero para obtener la cosificación genuina es necesario que haya un entendimiento (que puede o no puede ser puramente perceptual) de una forma de co-instanciación más fuerte que de una co-instanciación espacio-temporal simple.</text:p>
      <text:p text:style-name="P1"><text:span text:style-name="T1">Esto podría ayudar a centrar la cuestión aquí formando una comparación con una dificultad bien conocida en la neurofisiología de la percepción. Se ha establecido que las diferentes características perceptivas son procesadas ​​en las diferentes áreas de la corteza visual (Zeki, 1993). Esto plantea la pregunta (el llamado problema de la unificación) de cómo y dónde las diferentes corrientes de procesamiento se unen de una manera que permita la experiencia fenomenológica de los objetos unificado (para una revisión ver Treisman, 1996). Que el proceso de unión pueda fracasar se muestra por la posibilidad de inducir conjunciones ilusorias en el que se percibe una característica de un objeto como una función de otro. Tales conjunciones ilusorias se producen cuando las exposiciones son breves y a los sujetos se les impide centrar su atención en cada objeto a su vez. En un experimento (Treisman y Schmidt, 1982) a los sujetos de estudio se les presentaron brevemente una serie de letras de colores limitadas por cada lado con un dígito </text:span><text:span text:style-name="T1">y se les dijo de antemano que la tarea sería la de determinar los dígitos que flanquean. La serie se mostró de 300 ms, lo largo suficiente para que los sujetos atiendan a los dígitos y tengan éxito en la identificación de ellos. Sin embargo, cuando a los sujetos se les pide luego que informen sobre la correspondencia entre las letras que flanquean a los dígitos, ellos normalmente mezclaban las formas y los colores, de modo que las letras se identifican correctamente, pero con los colores equivocados. Los sujetos seleccionaron correctamente todas las características relevantes de la serie perceptual -la amplia gama de formas y colores presentados visualmente. Pero ellos las juntaron (las unieron) de la manera equivocada. Una forma de describir la diferencia entre un cuerpo y un montón de propiedades sería decir que </text:span><text:span text:style-name="T3">este problema caracterizador de vinculación</text:span><text:span text:style-name="T1"> </text:span><text:span text:style-name="T1">no es el único problema de vinculación. Una solución al </text:span><text:span text:style-name="T3">problema caracterizador de vinculación</text:span><text:span text:style-name="T1"> aún sólo dará un conjunto de características. No sería suficiente para garantizar la experiencia de un mundo de objetos. Además, se necesita añadir algo más. Un problema de vinculación, aún más, debe ser resuelto.</text:span></text:p>
      <text:p text:style-name="P1"><text:span text:style-name="T1">El punto surge desde un ángulo diferente si se tiene en cuenta el tipo de generalizaciones que pueden ser entretenidas en el nivel de la colocación de las características- lo que Quine llama como </text:span><text:span text:style-name="T5">observación categórica</text:span><text:span text:style-name="T1">: las asociaciones de características a lo largo de la línea de "Donde hay amarillos, hay comida" o "Cuando gruñe, el peligro está cerca. " Está claro, como Quine comenta (1995, 25), que la observación categórica se producen en el nivel más básico del aprendizaje inductivo -y, además, puede ser completamente impulsada por asociación. Hay una diferencia clara entre estas generalizaciones basadas en características y las generalizaciones que implican particulares, en materia de: "las cosas amarillas proporcionan alimento" o "cosas que gruñen son peligrosas." Lo más importante es la veracidad de la observación pertinente </text:span><text:soft-page-break/><text:span text:style-name="T1">categórica es totalmente compatible con la falsedad de los asociada generalización que implica particulares. Es muy posible que la presencia de amarillo sea una señal infalible de la presencia de alimentos, esto también es perfectamente compatible con algunas de las cosas amarilla que no sea comestible, pero que siempre vayan acompañadas de cosas comestibles. Del mismo modo, gruñendo podría ser <text:s/>una fiable señal de peligro a pesar de que el peligro no provenga de la criatura que está haciendo el gruñido. Sin embargo, esta distinción no está disponible para las criaturas que operan únicamente en el nivel de colocación de característica. ¿Qué lo pondría a disposición? ¿Cómo puede una criatura cambiar de una observación categórica a generalizaciones que implican un particular? A la vista de Quine el cambio se hace con la adquisición del ingenio lingüístico de cuantificación.</text:span></text:p>
      <text:p text:style-name="P2">El gran salto a la cosificación de los cuervos se puede lograr simplemente con la mejora de la más cercana aproximación por el cambio de "hay" por "este": "Siempre que hay un cuervo, es un cuervo negro", "Siempre que hay un cuervo (este) es negro”, "Todos los cuervos son de color negro".</text:p>
      <text:p text:style-name="P2">El pronombre "él" es un vínculo vital entre las nuevas frases componente de observación "Cuervo" o "He aquí, un cuervo" y "Negro" o "He aquí, negro." Postula portadores comunes de dos rasgos, la cuervocidad y el negro. Los portadores son los cuervos, los cuerpos. Se ve esta construcción pronominal como referencia de objetivos logrados. (1995, 27)</text:p>
      <text:p text:style-name="P1"><text:span text:style-name="T1">Según Quine, entonces, la cosificación se logra mediante la adquisición de las herramientas lingüísticas que permitan el perceptor / pensador ir más allá de la yuxtaposición de características y unir a estos grupos en cuerpos. Estas herramientas no son, como se podría pensar de inmediato, el ingenio de los nombres propios y nombres comunes. Un niño puede emplear un nombre propio para referirse a una característica, y el empleo sólo de un solo nombre común no es un índice de la cosificación, como lo demuestra el propio ejemplo de Quine de la siguiente frase "Siempre que haya un cuervo no será un cuervo negro", la cual pueden ser utilizada de una </text:span><text:span text:style-name="T1">manera que simplemente se asocia las características de la negritud y de la cuervocidad, en lugar de cuantificar sobre el dominio de los cuervos. Los nombres propios sólo alcanzan la cosificación cuando se presentan dentro del ámbito de referencia pronominal y de cuantificación.</text:span></text:p>
      <text:p text:style-name="P2">Las observaciones sugestivas de Quine dejan muy claro que el teórico del pensamiento no lingüístico necesita, como mínimo, para demostrar que la cosificación puede tener lugar en ausencia de la maquinaria lingüística asociada a la referencia pronominal y a la cuantificación. Es importante tener claridad sobre los términos precisos de este desafío. El resultado de la cosificación es la percepción de un mundo articulado y estructurado. Se necesitan pruebas para pensar que las criaturas no lingüísticas pueden lograr este resultado- de ahí que no se puede depender de los mecanismos lingüísticos de referencia pronominal, ni de cualquier otro tipo.</text:p>
      <text:p text:style-name="P2"><text:soft-page-break/>Esto puede parecer una tarea imposible. ¿Cómo se puede saber si una criatura está percibiendo una aglomeración de características en lugar de un cuerpo cosificado? La respuesta surge cuando se piensa que los cuerpos cosificados obedecer a ciertos principios y se comportan de cierta manera regular. Evidentemente, es una condición necesaria para percibir el mundo como un mundo dividido en objetos que el perceptor sea capaz de reconocer que las características que se yuxtaponen están en un solo lugar -que el perceptor sea capaz de responder a la presencia de grupos de elementos, así como a la presencia de características individuales. Percibir un cuerpo es percibir una agrupación compacta de características visible y reconocer que ese grupo se asocia con otras características detectables en diferentes modalidades sensoriales. Sin embargo, percibir objetos no es sólo una cuestión de cómo se analiza la matriz de percepción. Es también una cuestión de las expectativas que se tienen sobre cómo las agrupaciones compactas de características visuales y detectables se comportan, tanto cuando se las percibe, como cuando no.</text:p>
      <text:p text:style-name="P2">Un mundo articulado en términos de cuerpos cosificados es un mundo que obedece a ciertas regularidades físicas básicas. Las regularidades físicas en discusión aquí no son las generalizaciones simples que implican particulares de la que ya se han hablado. Son las regularidades físicas de orden superior que rigen, y de hecho hacen posible, las generalizaciones que implican particulares circunscribiendo eso que hace que se cuente como un particular o un cuerpo en absoluto. Los cuerpos tienden en general a tener ciertas propiedades físicas de orden superior en común. Tienden, por ejemplo, a tener bordes bien definidos en relación con su medio ambiente. Por lo general, mantienen ciertas formas de constancia perceptual en relación con el que percibe cuando el perceptor mueve o cuando se mueven. Sus propiedades pueden ser detectadas en diferentes modalidades perceptivas. No entran y salen de la existencia sino que se mueven a través del espacio-tiempo en una ruta de conexión única. Son resistentes a la presión y tiene una cierta masa que gobierna sus interacciones con otros individuos. No más que un cuerpo puede estar en un lugar en un momento determinado. Son susceptibles a la gravedad e interactúan unos con otros a través de la transmisión de energía. Y así sucesivamente. Estas son las similitudes de orden superior que no son inmediatamente perceptualmente relevantes, pero a la que una criatura debe ser sensible si esta bien para ser descrita como percepción y actuación dentro de un mundo cosificado y debidamente estructurado.</text:p>
      <text:p text:style-name="P2">Anteriormente se ha sugerido que una criatura puede estar funcionando en lo que, siguiendo a Strawson, se ha llamado el nivel de colocación de características, aunque sus sistemas de percepción haya resuelto el problema de la unificación, como es de manera estándar entendido dentro de la neurociencia cognitiva. Ahora se está en una posición mucho mejor para obtener un control sobre lo que esto podría suponer. Supóngase que se tiene una criatura que percibe el mundo como compuesto de segmentos limitado cuyos límites traza a los límites de los objetos en el ambiente percibido y, además, que grupos de propiedades perceptibles en más o menos de la manera correcta. Es decir, para decirlo en términos de Triesman, la representación de “rojocidad” se une a las representaciones del tamaño y la forma de una manera que coincide con la <text:soft-page-break/>distribución de las características relevantes en el medio ambiente. Pareciera que esto no implica ningún tipo de sensibilidad perceptiva a las regularidades físicas de orden superior que regulan el comportamiento de los objetos. La unión puede tener lugar sin que haya tanta sensibilidad.</text:p>
      <text:p text:style-name="P2">Aquí está un ejemplo muy simple. Una de las regularidades que rigen el comportamiento característico de los objetos es que tienden a mantener su forma y tamaño durante períodos de tiempo relativamente corto. Aquí se ha de llamar a esto la propiedad del objeto de la constancia (se va decir más acerca de esta terminología en breve). Está claro lo que está involucrado en la sensibilidad sensorial para la propiedad del objeto de la constancia. Los sistemas de percepción de perceptores comunes automáticamente compensan las variaciones en el tamaño y la forma de la imagen en la retina producida por un objeto distal particular – los bien conocidos fenómenos de constancia de tamaño de forma. Después de una edad muy temprana, los seres humanos comunes, por ejemplo, no ven a una persona disminuyendo de tamaño a medida que se aleja de ellos - lo que ven es a una persona que mantiene un movimiento de tamaño constante en la distancia. Del mismo modo, todos los humanos son capaces de extraer una forma de percepción única en forma de un objeto a pesar de las variaciones en su orientación. Pero no parece ser parte de la solución del problema de la unificación donde el sistema de percepción debe ser sensible a la constancia de la forma y la constancia de tamaño. Se puede apreciar esto al pensar en cómo se puede esperar que un sistema de percepción que no es sensible a la constancia de la forma y la constancia del tamaño opere. No se puede esperar que tal sistema produzca <text:s/>totalmente representaciones caóticas que resultarían del fracasado rotundo de resolver el problema de la unificación. Tampoco se puede esperar llegar a la clase de conjunciones ilusorias que se ha considerado anteriormente- las conjunciones ilusorias en el que, por ejemplo, las características de color y tamaño de las características no coinciden. Todo lo que se espera es que el sistema no haga el <text:s/>mismo tipo de compensaciones que se han hecho. Un organismo con tal sistema de percepción no volvería a ver un objeto en retirada como reteniendo su tamaño, ni lo percibiría como un objeto giratorio que conserva su forma. Sin embargo, aún lo vería a un grupo persistente de características co-instanciadas.</text:p>
      <text:p text:style-name="P1"><text:span text:style-name="T1">Un ejemplo ayudará a mostrar el punto. Hay una fuerte evidencia experimental de que la constancia del tamaño es una característica adquirida de los jóvenes sistemas de percepción. El paradigma experimental fue desarrollado originalmente por Thomas Bower (1964, 1966), aunque </text:span><text:span text:style-name="T1">resultó que no fue posible replicar sus resultados primarios de la constancia de tamaño tan tempranas como a 8 semanas de edad. Brevemente se esbozará, la importante que tiene para el punto a tratar. El paradigma incluía al condicionamiento operante. Los niños fueron condicionados a responder a los cubos presentados visualmente de un tamaño determinado. El comportamiento reforzado fue el movimiento de la cabeza, y el refuerzo fue la aparición de la madre del bebé.</text:span></text:p>
      <text:p text:style-name="P2"><text:soft-page-break/>Los niños fueron condicionados a responder cuando un cubo de 30 cm de diámetro se presentaba a 1m delante de ellos (ver fig. 4.1). La pregunta que los experimentadores se plantearon fue de cómo sería la respuesta generalizada -en el supuesto estándar de que una respuesta generalizada refleja una similitud percibida. ¿Sería la respuesta de generalizar a través de las similitudes en el tamaño de imagen en la retina? ¿O generalizaría a través de las similitudes en tamaño real, lo que demuestra que los niños estaban compensando por las diferencias en el tamaño de la imagen de la retiniana e implementando un formulario de constancia de tamaño? Resulta que (McKenzie, Tootell, y Day 1980) <text:s/>la constancia del tamaño está presente desde los seis meses, aunque no mucho antes.</text:p>
      <text:p text:style-name="P2">Consideren lo que sucede en los experimentos que no pueden detectar la constancia de tamaño en los niños pequeños, tales como los de McKenzie y Day (1972). Utilizando una versión del paradigma que se acaba de describir, McKenzie y Day condicionaron a <text:s/>niños de entre 6 y 20 semanas de nacidos a un objeto en una distancia determinada. Ellos encontraron que los niños no generalizaban su respuesta cuando un objeto se presentaba a una distancia diferente. La cuestión <text:s/>que se desea extraer es que el proceso original de condicionado sólo funciona si el sistema perceptivo infantil ha resuelto el problema de unificación decir, si las características de los cubos estuvieron representados en un grupo integrado convenientemente. <text:s/>La posibilidad de mostrar que los niños no pueden detectar la constancia de las formas requiere el supuesto de que los sistemas de percepción infantil, han resuelto el problema de la unificación. Sin embargo, ya que la sensibilidad perceptiva para dar forma a la constancia es esencial para la percepción de un objeto, parece claro que la solución del problema de la unificación no garantiza la percepción del objeto. Hay más en percibir un objeto que <text:s/>percibir los grupos de las características co-instanciadas.</text:p>
      <text:p text:style-name="P1"><text:soft-page-break/><draw:frame draw:style-name="fr1" draw:name="Imagen 1" text:anchor-type="as-char" svg:width="7.544cm" svg:height="9.654cm" draw:z-index="1"><draw:image xlink:href="Pictures/20000009000059CD000072B47746BA38.wmf" xlink:type="simple" xlink:show="embed" xlink:actuate="onLoad"/></draw:frame></text:p>
      <text:p text:style-name="P2"/>
      <text:p text:style-name="P2">Figura 4.1 (a) Los aparatos utilizados por Bower (1964, 1966) para la prueba de percepción de la profundidad y la constancia de tamaño, (b) la prueba de estímulos muestra el tamaño real, las distancias y la imagen de la retina correspondiente. Reproducido con permiso de Blackwell Publishers de Bremner, 1988, p. 78.</text:p>
      <text:p text:style-name="P1"><text:span text:style-name="T1">Lo que hay que hacer, por lo tanto, para probar si la cosificación puede surgir en la ausencia de los mecanismos lingüísticos de cuantificación, es investigar el grado en que las criaturas no lingüísticas bien puede ser descrita perceptualmente a sensible a <text:s/>los cuerpos cosificados. Como lo demuestra la obra de Quine, una manera de entender el paso de grupos de características a órganos <text:s/>cosificados es a través de la idea de que los órganos son conjuntos de características con un portador común único. Que se podría llamar un enfoque metafísico tradicional a la individuación, en honor de su linaje distinguido dentro de la filosofía. Si adopta el enfoque metafísico entonces algo así como la explicación de Quine parece muy convincente, porque es difícil ver cómo una criatura podría obtener un control sobre la idea de un conjunto de elementos con un portador común, sin explícitamente postular la existencia de un común portador -y difíciles de ver cómo tales postulados explícitos, podrían tener lugar sin el mecanismo previsto por las herramientas lingüísticas de referencia pronominal y de cuantificación. Pero la tesis de Quine parece menos convincente si se pasa de ver a los cuerpos cosificados como grupos de características con un único portador común a verlas como grupos de características que </text:span><text:soft-page-break/><text:span text:style-name="T1">obedecen a ciertos principios físicos generales de orden superior. Se va a calificar al enfoque de estos principios de orden mayor como individuación. En la siguiente sección se mostrará cómo </text:span><text:span text:style-name="T1">esto se puede utilizar para resolver la indeterminación ontológica asociada con la adscripción de los pensamientos de las criaturas no lingüística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Light"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TML_20_Top_20_of_20_Form" style:display-name="HTML Top of Form" style:family="paragraph" style:parent-style-name="Standard" style:default-outline-level="">
      <style:paragraph-properties fo:margin-top="0cm" fo:margin-bottom="0cm" fo:line-height="100%" fo:text-align="center" style:justify-single-word="false" fo:padding-left="0cm" fo:padding-right="0cm" fo:padding-top="0cm" fo:padding-bottom="0.035cm" fo:border-left="none" fo:border-right="none" fo:border-top="none" fo:border-bottom="0.74pt solid #00000a"/>
      <style:text-properties style:font-name="Arial" fo:font-size="8pt" style:font-name-asian="Times New Roman1" style:font-size-asian="8pt" style:font-name-complex="Arial1" style:font-size-complex="8pt" text:display="none"/>
    </style:style>
    <style:style style:name="HTML_20_Bottom_20_of_20_Form" style:display-name="HTML Bottom of Form" style:family="paragraph" style:parent-style-name="Standard" style:default-outline-level="">
      <style:paragraph-properties fo:margin-top="0cm" fo:margin-bottom="0cm" fo:line-height="100%" fo:text-align="center" style:justify-single-word="false" fo:padding-left="0cm" fo:padding-right="0cm" fo:padding-top="0.035cm" fo:padding-bottom="0cm" fo:border-left="none" fo:border-right="none" fo:border-top="0.74pt solid #00000a" fo:border-bottom="none"/>
      <style:text-properties style:font-name="Arial" fo:font-size="8pt" style:font-name-asian="Times New Roman1" style:font-size-asian="8pt" style:font-name-complex="Arial1" style:font-size-complex="8pt" text:displa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z-Principio_20_del_20_formulario_20_Car" style:display-name="z-Principio del formulario Car" style:family="text" style:parent-style-name="Default_20_Paragraph_20_Font">
      <style:text-properties style:font-name="Arial" fo:font-size="8pt" style:font-name-asian="Times New Roman1" style:font-size-asian="8pt" style:font-name-complex="Arial1" style:font-size-complex="8pt" text:display="none"/>
    </style:style>
    <style:style style:name="hps" style:family="text" style:parent-style-name="Default_20_Paragraph_20_Font"/>
    <style:style style:name="apple-converted-space" style:family="text" style:parent-style-name="Default_20_Paragraph_20_Font"/>
    <style:style style:name="z-Final_20_del_20_formulario_20_Car" style:display-name="z-Final del formulario Car" style:family="text" style:parent-style-name="Default_20_Paragraph_20_Font">
      <style:text-properties style:font-name="Arial" fo:font-size="8pt" style:font-name-asian="Times New Roman1" style:font-size-asian="8pt" style:font-name-complex="Arial1" style:font-size-complex="8pt" text:display="none"/>
    </style:style>
    <style:style style:name="apple-style-span"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7</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meta:initial-creator>
    <dc:creator>omerta </dc:creator>
    <meta:editing-cycles>21</meta:editing-cycles>
    <meta:creation-date>2011-12-13T01:50:00</meta:creation-date>
    <dc:date>2012-01-08T19:44:45</dc:date>
    <meta:editing-duration>PT12M50S</meta:editing-duration>
    <meta:generator>LibreOffice/3.4$Linux LibreOffice_project/340m1$Build-402</meta:generator>
    <meta:document-statistic meta:table-count="0" meta:image-count="1" meta:object-count="0" meta:page-count="18" meta:paragraph-count="66" meta:word-count="8371" meta:character-count="51502" meta:non-whitespace-character-count="431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